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groove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t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P, атм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.6</text:p>
          </table:table-cell>
          <table:table-cell table:style-name="ce1" office:value-type="string" calcext:value-type="string">
            <text:p>3.2</text:p>
          </table:table-cell>
          <table:table-cell table:style-name="ce1" office:value-type="string" calcext:value-type="string">
            <text:p>2.8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U, мкВ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T, K</text:p>
          </table:table-cell>
          <table:table-cell office:value-type="float" office:value="0" calcext:value-type="float">
            <text:p>0</text:p>
          </table:table-cell>
          <table:table-cell table:formula="of:=[.C7]/39.8" office:value-type="float" office:value="3.51758793969849" calcext:value-type="float">
            <text:p>3,5175879397</text:p>
          </table:table-cell>
          <table:table-cell table:style-name="ce1" table:formula="of:=[.D7]/39.8" office:value-type="float" office:value="3.06532663316583" calcext:value-type="float">
            <text:p>3,0653266332</text:p>
          </table:table-cell>
          <table:table-cell table:style-name="ce1" table:formula="of:=[.E7]/39.8" office:value-type="float" office:value="2.61306532663317" calcext:value-type="float">
            <text:p>2,6130653266</text:p>
          </table:table-cell>
          <table:table-cell table:style-name="ce1" table:formula="of:=[.F7]/39.8" office:value-type="float" office:value="2.18592964824121" calcext:value-type="float">
            <text:p>2,1859296482</text:p>
          </table:table-cell>
          <table:table-cell table:style-name="ce1" table:formula="of:=[.G7]/39.8" office:value-type="float" office:value="1.75879396984925" calcext:value-type="float">
            <text:p>1,7587939698</text:p>
          </table:table-cell>
          <table:table-cell table:style-name="ce1" table:formula="of:=[.H7]/39.8" office:value-type="float" office:value="1.4321608040201" calcext:value-type="float">
            <text:p>1,432160804</text:p>
          </table:table-cell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t2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P, атм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.6</text:p>
          </table:table-cell>
          <table:table-cell table:style-name="ce1" office:value-type="string" calcext:value-type="string">
            <text:p>3.2</text:p>
          </table:table-cell>
          <table:table-cell table:style-name="ce1" office:value-type="string" calcext:value-type="string">
            <text:p>2.8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U, мкВ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T, K</text:p>
          </table:table-cell>
          <table:table-cell office:value-type="float" office:value="0" calcext:value-type="float">
            <text:p>0</text:p>
          </table:table-cell>
          <table:table-cell table:formula="of:=[.C12]/41.6" office:value-type="float" office:value="3.00480769230769" calcext:value-type="float">
            <text:p>3,0048076923</text:p>
          </table:table-cell>
          <table:table-cell table:style-name="ce1" table:formula="of:=[.D12]/41.6" office:value-type="float" office:value="2.59615384615385" calcext:value-type="float">
            <text:p>2,5961538462</text:p>
          </table:table-cell>
          <table:table-cell table:style-name="ce1" table:formula="of:=[.E12]/41.6" office:value-type="float" office:value="2.21153846153846" calcext:value-type="float">
            <text:p>2,2115384615</text:p>
          </table:table-cell>
          <table:table-cell table:style-name="ce1" table:formula="of:=[.F12]/41.6" office:value-type="float" office:value="1.82692307692308" calcext:value-type="float">
            <text:p>1,8269230769</text:p>
          </table:table-cell>
          <table:table-cell table:style-name="ce1" table:formula="of:=[.G12]/41.6" office:value-type="float" office:value="1.46634615384615" calcext:value-type="float">
            <text:p>1,4663461538</text:p>
          </table:table-cell>
          <table:table-cell table:style-name="ce1" table:formula="of:=[.H12]/41.6" office:value-type="float" office:value="1.20192307692308" calcext:value-type="float">
            <text:p>1,2019230769</text:p>
          </table:table-cell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t3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P, атм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.6</text:p>
          </table:table-cell>
          <table:table-cell table:style-name="ce1" office:value-type="string" calcext:value-type="string">
            <text:p>3.2</text:p>
          </table:table-cell>
          <table:table-cell table:style-name="ce1" office:value-type="string" calcext:value-type="string">
            <text:p>2.8</text:p>
          </table:table-cell>
          <table:table-cell table:style-name="ce1" office:value-type="string" calcext:value-type="string">
            <text:p>2.4</text:p>
          </table:table-cell>
          <table:table-cell table:style-name="ce1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U, мкВ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T, K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09:12:55.242303109</meta:creation-date>
    <dc:date>2019-05-15T13:45:16.457110497</dc:date>
    <meta:editing-duration>PT31M32S</meta:editing-duration>
    <meta:editing-cycles>4</meta:editing-cycles>
    <meta:generator>LibreOffice/5.1.6.2$Linux_X86_64 LibreOffice_project/10m0$Build-2</meta:generator>
    <meta:document-statistic meta:table-count="1" meta:cell-count="75" meta:object-count="0"/>
  </office:meta>
</office:document-meta>
</file>